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2"/>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3">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4">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3">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3">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3">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3">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4">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3">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4">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4">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4">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4">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4">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3">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4">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4">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3">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3">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3">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1">00/00/0000</text:date>, <text:time style:data-style-name="N2" text:time-value="18:20:57.433072219">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1T18:22:05.672821875</dc:date>
    <meta:creation-date>2016-09-05T22:47:24Z</meta:creation-date>
    <meta:editing-cycles>1696</meta:editing-cycles>
    <meta:editing-duration>P36DT21H25M57S</meta:editing-duration>
    <meta:generator>LibreOffice/5.4.2.2.0$Linux_X86_64 LibreOffice_project/40m0$Build-2</meta:generator>
    <meta:document-statistic meta:table-count="4" meta:cell-count="4444" meta:object-count="0"/>
  </office:meta>
</office:document-meta>
</file>